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4706" officeooo:paragraph-rsid="0014232e"/>
    </style:style>
    <style:style style:name="P2" style:family="paragraph" style:parent-style-name="Standard">
      <style:text-properties officeooo:rsid="000f8dbb" officeooo:paragraph-rsid="0014232e"/>
    </style:style>
    <style:style style:name="P3" style:family="paragraph" style:parent-style-name="Standard">
      <style:text-properties officeooo:rsid="0014232e" officeooo:paragraph-rsid="0014232e"/>
    </style:style>
    <style:style style:name="P4" style:family="paragraph" style:parent-style-name="Standard">
      <style:text-properties officeooo:rsid="00115ef6" officeooo:paragraph-rsid="0014232e"/>
    </style:style>
    <style:style style:name="P5" style:family="paragraph" style:parent-style-name="Standard">
      <style:text-properties officeooo:rsid="00236233" officeooo:paragraph-rsid="00236233"/>
    </style:style>
    <style:style style:name="P6" style:family="paragraph" style:parent-style-name="Standard">
      <style:text-properties officeooo:rsid="0023df4e" officeooo:paragraph-rsid="0023df4e"/>
    </style:style>
    <style:style style:name="P7" style:family="paragraph" style:parent-style-name="Standard" style:list-style-name="L1">
      <style:text-properties officeooo:rsid="00236233" officeooo:paragraph-rsid="00236233"/>
    </style:style>
    <style:style style:name="P8" style:family="paragraph" style:parent-style-name="Standard" style:list-style-name="L1">
      <style:text-properties officeooo:rsid="00236233" officeooo:paragraph-rsid="0028bce7"/>
    </style:style>
    <style:style style:name="P9" style:family="paragraph" style:parent-style-name="Standard">
      <style:text-properties officeooo:rsid="00236233" officeooo:paragraph-rsid="00236233"/>
    </style:style>
    <style:style style:name="P10" style:family="paragraph" style:parent-style-name="Standard" style:list-style-name="L1">
      <style:text-properties officeooo:rsid="0023df4e" officeooo:paragraph-rsid="0023df4e"/>
    </style:style>
    <style:style style:name="P11" style:family="paragraph" style:parent-style-name="Standard">
      <style:text-properties officeooo:rsid="0023df4e" officeooo:paragraph-rsid="0028bce7"/>
    </style:style>
    <style:style style:name="P12" style:family="paragraph" style:parent-style-name="Standard">
      <style:text-properties officeooo:rsid="0028bce7" officeooo:paragraph-rsid="0028bce7"/>
    </style:style>
    <style:style style:name="P13" style:family="paragraph" style:parent-style-name="Standard" style:list-style-name="L1">
      <style:text-properties officeooo:rsid="0028bce7" officeooo:paragraph-rsid="0028bce7"/>
    </style:style>
    <style:style style:name="P14" style:family="paragraph" style:parent-style-name="Standard">
      <style:text-properties officeooo:rsid="0028c05b" officeooo:paragraph-rsid="0028c05b"/>
    </style:style>
    <style:style style:name="P15" style:family="paragraph" style:parent-style-name="Standard">
      <style:text-properties officeooo:rsid="0014232e" officeooo:paragraph-rsid="0014232e"/>
    </style:style>
    <style:style style:name="P16" style:family="paragraph" style:parent-style-name="Standard">
      <style:text-properties officeooo:rsid="00290bac" officeooo:paragraph-rsid="00290bac"/>
    </style:style>
    <style:style style:name="T1" style:family="text">
      <style:text-properties officeooo:rsid="0014232e"/>
    </style:style>
    <style:style style:name="T2" style:family="text">
      <style:text-properties officeooo:rsid="002202b3"/>
    </style:style>
    <style:style style:name="T3" style:family="text">
      <style:text-properties officeooo:rsid="0028bce7"/>
    </style:style>
    <style:style style:name="T4" style:family="text">
      <style:text-properties officeooo:rsid="0028c05b"/>
    </style:style>
    <style:style style:name="T5" style:family="text">
      <style:text-properties officeooo:rsid="00290bac"/>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ZOP SPECIFICATION</text:p>
      <text:p text:style-name="P12">BOOKMARKS</text:p>
      <text:p text:style-name="P2"/>
      <text:p text:style-name="P4">Level: <text:span text:style-name="T1">3</text:span></text:p>
      <text:p text:style-name="P5">Specification ID: 30<text:span text:style-name="T3">5</text:span></text:p>
      <text:p text:style-name="P1">Version: 0.1 (under initial construction)</text:p>
      <text:p text:style-name="P1"/>
      <text:p text:style-name="P3">INTRODUCTION</text:p>
      <text:p text:style-name="P3">This document defines <text:span text:style-name="T2">a “Bookmark” within the Vizop data structure</text:span>.</text:p>
      <text:p text:style-name="P16">The bookmark feature is not high priority and can be skipped for the first release.</text:p>
      <text:p text:style-name="P3"/>
      <text:p text:style-name="P5">DEFINITION OF A <text:span text:style-name="T3">BOOKMARK</text:span></text:p>
      <text:p text:style-name="P5">A <text:span text:style-name="T3">bookmark</text:span> is a<text:span text:style-name="T3">n object attached to a PHA element such as a HAZOP cause or a Fault Tree gate. The user with editing rights can request a bookmark to be created and attached. The purpose of bookmarks is to allow quick navigation to a point of interest, anywhere within the current project.</text:span></text:p>
      <text:p text:style-name="P5"/>
      <text:p text:style-name="P5">The following are key features of <text:span text:style-name="T3">bookmarks</text:span>:</text:p>
      <text:list xml:id="list3493196449" text:style-name="L1">
        <text:list-item>
          <text:p text:style-name="P13">Any type of PHA element can have a bookmark attached, as far as practicable.</text:p>
        </text:list-item>
        <text:list-item>
          <text:p text:style-name="P7"><text:span text:style-name="T3">Bookmarks</text:span> are stored in the project file, attached to the associated <text:span text:style-name="T3">PHA element</text:span>.</text:p>
        </text:list-item>
        <text:list-item>
          <text:p text:style-name="P8"><text:span text:style-name="T3">Bookmarks</text:span> are loaded with the project file, so that they can be viewed and edited when required.</text:p>
        </text:list-item>
        <text:list-item>
          <text:p text:style-name="P8"><text:span text:style-name="T3">Bookmarks</text:span> can be inserted, edited and deleted by the main user (the user with editing rights) and not by any other collaborator in the project.</text:p>
        </text:list-item>
        <text:list-item>
          <text:p text:style-name="P13">Each element can have no more than one bookmark attached.</text:p>
        </text:list-item>
        <text:list-item>
          <text:p text:style-name="P13">When a PHA element hosting a bookmark is deleted, the undo record should contain information to allow the bookmark to be restored on undo.</text:p>
        </text:list-item>
        <text:list-item>
          <text:p text:style-name="P10"><text:span text:style-name="T3">Bookmarks need not be shown in output (reports, etc) as they are for navigational purposes only</text:span>.</text:p>
        </text:list-item>
      </text:list>
      <text:p text:style-name="P6"/>
      <text:p text:style-name="P6">USER INTERFACE FOR <text:span text:style-name="T3">BOOKMARKS</text:span></text:p>
      <text:p text:style-name="P12">To create a bookmark, the user executes a menu command “Add bookmark” from the Edit menu. This command is available only when exactly one PHA element (of a type that can host a bookmark) is selected. If the element already has a bookmark, the menu command is changed to “Delete bookmark on this element”.</text:p>
      <text:p text:style-name="P12"/>
      <text:p text:style-name="P12">Creation and deletion of bookmarks is undoable.</text:p>
      <text:p text:style-name="P12"/>
      <text:p text:style-name="P14">Navigation to bookmarks: to be defined (not high priority at this stage).</text:p>
      <text:p text:style-name="P11"/>
      <text:p text:style-name="P6">IMPLEMENTATION OF <text:span text:style-name="T4">BOOKMARKS</text:span> IN DATA STRUCTURE</text:p>
      <text:p text:style-name="P14">The project object has an attribute “BookmarkedElements”, which is a list of PHA elements hosting bookmarks, in reverse order of bookmark creation (i.e. most recently bookmarked elements at the start of the list). BookmarkedElements needs to be stored in the project file.</text:p>
      <text:p text:style-name="P14"/>
      <text:p text:style-name="P14">An undo record for “delete bookmark” needs to contain the index in BookmarkedElements to reinsert the bookmarked element on undo.</text:p>
      <text:p text:style-name="P14"/>
      <text:p text:style-name="P14">At this stage, it is not necessary to <text:span text:style-name="T5">define</text:span> a “BookmarkItem” <text:span text:style-name="T5">clas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0:31:57.572893854</meta:creation-date>
    <meta:generator>LibreOffice/5.4.2.2$MacOSX_X86_64 LibreOffice_project/22b09f6418e8c2d508a9eaf86b2399209b0990f4</meta:generator>
    <dc:date>2019-06-04T09:36:13.076739074</dc:date>
    <meta:editing-duration>P1DT10H11M52S</meta:editing-duration>
    <meta:editing-cycles>15</meta:editing-cycles>
    <meta:document-statistic meta:table-count="0" meta:image-count="0" meta:object-count="0" meta:page-count="1" meta:paragraph-count="26" meta:word-count="386" meta:character-count="2277" meta:non-whitespace-character-count="1923"/>
  </office:meta>
</office:document-meta>
</file>